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8BA8972BE6.png" manifest:media-type=""/>
  <manifest:file-entry manifest:full-path="Pictures/100002000000029E0000011F692D2A6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backgroundobjects">
      <style:graphic-properties draw:stroke="none" svg:stroke-width="0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ítulo_20_e_20_conteúdo-notes">
      <style:graphic-properties draw:fill-color="#ffffff" fo:min-height="13.365cm"/>
    </style:style>
    <style:style style:name="pr8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Slide_20_de_20_título-notes">
      <style:graphic-properties draw:fill-color="#ffffff" fo:min-height="11.43cm"/>
    </style:style>
    <style:style style:name="P1" style:family="paragraph">
      <style:paragraph-properties fo:margin-left="0.152cm" fo:margin-right="0cm" fo:margin-top="0cm" fo:margin-bottom="0cm" fo:line-height="100%" fo:text-align="center" fo:text-indent="0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0cm" fo:margin-right="0cm" fo:margin-top="0.282cm" fo:margin-bottom="0cm" fo:line-height="100%" fo:text-align="start" fo:text-indent="0cm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left="0cm" fo:margin-right="0cm" fo:margin-top="0.183cm" fo:margin-bottom="0cm" fo:line-height="100%" fo:text-align="start" fo:text-indent="0cm"/>
    </style:style>
    <style:style style:name="P12" style:family="paragraph">
      <style:paragraph-properties fo:margin-left="0cm" fo:margin-right="0cm" fo:margin-top="0.169cm" fo:margin-bottom="0cm" fo:line-height="100%" fo:text-align="start" fo:text-indent="0cm"/>
    </style:style>
    <style:style style:name="P13" style:family="paragraph">
      <style:paragraph-properties fo:margin-left="0cm" fo:margin-right="0cm" fo:margin-top="0.847cm" fo:margin-bottom="0cm" fo:line-height="100%" fo:text-align="start" fo:text-indent="0cm"/>
    </style:style>
    <style:style style:name="P14" style:family="paragraph">
      <style:paragraph-properties fo:margin-left="0.152cm" fo:margin-right="0cm" fo:margin-top="0cm" fo:margin-bottom="0cm" fo:line-height="100%" fo:text-align="start" fo:text-indent="-0.6cm"/>
    </style:style>
    <style:style style:name="P15" style:family="paragraph">
      <style:paragraph-properties fo:margin-left="0cm" fo:margin-right="0cm" fo:margin-top="0cm" fo:margin-bottom="0cm" fo:line-height="100%" fo:text-align="start" fo:text-indent="-0.6cm"/>
    </style:style>
    <style:style style:name="P16" style:family="paragraph">
      <style:paragraph-properties fo:margin-top="0.212cm" fo:margin-bottom="0.423cm" fo:line-height="100%" fo:text-align="start"/>
    </style:style>
    <style:style style:name="T1" style:family="text">
      <style:text-properties fo:color="#4f6228" style:text-line-through-style="none" style:font-name="Arial4" fo:font-size="45pt" fo:letter-spacing="normal" fo:font-style="normal" style:text-underline-style="none" fo:font-weight="bold" style:font-size-asian="45pt" style:font-style-asian="normal" style:font-weight-asian="bold" style:font-name-complex="Arial4" style:font-size-complex="45pt" style:font-style-complex="normal" style:font-weight-complex="bold"/>
    </style:style>
    <style:style style:name="T2" style:family="text">
      <style:text-properties fo:color="#262626" style:text-line-through-style="none" style:font-name="Arial4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3" style:family="text">
      <style:text-properties fo:color="#000000" style:text-line-through-style="none" style:font-name="Arial4" fo:letter-spacing="normal" fo:font-style="normal" style:text-underline-style="none" fo:font-weight="bold" style:font-style-asian="normal" style:font-weight-asian="bold" style:font-name-complex="Arial4" style:font-style-complex="normal" style:font-weight-complex="bold"/>
    </style:style>
    <style:style style:name="T4" style:family="text">
      <style:text-properties style:text-line-through-style="none" style:font-name="+mn-lt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77933c" style:text-line-through-style="none" style:font-name="Arial4" fo:font-size="35pt" fo:letter-spacing="normal" fo:font-style="normal" style:text-underline-style="none" fo:font-weight="bold" style:font-size-asian="35pt" style:font-style-asian="normal" style:font-weight-asian="bold" style:font-name-complex="Arial4" style:font-size-complex="35pt" style:font-style-complex="normal" style:font-weight-complex="bold"/>
    </style:style>
    <style:style style:name="T6" style:family="text">
      <style:text-properties fo:color="#254061" style:text-line-through-style="none" style:font-name="Arial4" fo:font-size="26pt" fo:letter-spacing="normal" fo:font-style="normal" style:text-underline-style="none" fo:font-weight="normal" style:font-size-asian="26pt" style:font-style-asian="normal" style:font-weight-asian="normal" style:font-name-complex="Arial4" style:font-size-complex="26pt" style:font-style-complex="normal" style:font-weight-complex="normal"/>
    </style:style>
    <style:style style:name="T7" style:family="text">
      <style:text-properties fo:color="#254061" style:text-line-through-style="none" style:font-name="Arial4" fo:font-size="26pt" fo:letter-spacing="normal" fo:font-style="italic" style:text-underline-style="none" fo:font-weight="normal" style:font-size-asian="26pt" style:font-style-asian="italic" style:font-weight-asian="normal" style:font-name-complex="Arial4" style:font-size-complex="26pt" style:font-style-complex="italic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color="#254061" style:text-line-through-style="none" style:font-name="Arial4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1" style:family="text">
      <style:text-properties fo:color="#77933c" style:text-line-through-style="none" style:font-name="Arial4" fo:font-size="35pt" fo:letter-spacing="normal" fo:font-style="italic" style:text-underline-style="none" fo:font-weight="bold" style:font-size-asian="35pt" style:font-style-asian="italic" style:font-weight-asian="bold" style:font-name-complex="Arial4" style:font-size-complex="35pt" style:font-style-complex="italic" style:font-weight-complex="bold"/>
    </style:style>
    <style:style style:name="T12" style:family="text">
      <style:text-properties fo:color="#254061" style:text-line-through-style="none" style:font-name="Arial4" fo:font-size="35pt" fo:letter-spacing="normal" fo:font-style="normal" style:text-underline-style="none" fo:font-weight="normal" style:font-size-asian="35pt" style:font-style-asian="normal" style:font-weight-asian="normal" style:font-name-complex="Arial4" style:font-size-complex="35pt" style:font-style-complex="normal" style:font-weight-complex="normal"/>
    </style:style>
    <style:style style:name="T13" style:family="text">
      <style:text-properties fo:color="#10243e" style:text-line-through-style="none" style:font-name="Arial4" fo:font-size="35pt" fo:letter-spacing="normal" fo:font-style="normal" style:text-underline-style="none" fo:font-weight="bold" style:font-size-asian="35pt" style:font-style-asian="normal" style:font-weight-asian="bold" style:font-name-complex="Arial4" style:font-size-complex="35pt" style:font-style-complex="normal" style:font-weight-complex="bold"/>
    </style:style>
    <style:style style:name="T14" style:family="text">
      <style:text-properties fo:color="#10243e" style:text-line-through-style="none" style:font-name="Arial4" fo:font-size="30pt" fo:letter-spacing="normal" fo:font-style="normal" style:text-underline-style="none" fo:font-weight="bold" style:font-size-asian="30pt" style:font-style-asian="normal" style:font-weight-asian="bold" style:font-name-complex="Arial4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4f62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2540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3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2540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-0.448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448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89cm" svg:height="4.082cm" svg:x="1.905cm" svg:y="7.842cm" presentation:class="title" presentation:user-transformed="true">
          <draw:text-box>
            <text:p text:style-name="P1"><text:span text:style-name="T1">JARBAS</text:span></text:p>
          </draw:text-box>
        </draw:frame>
        <draw:frame draw:name="Subtítulo 8" presentation:style-name="pr2" draw:text-style-name="P4" draw:layer="layout" svg:width="17.779cm" svg:height="4.867cm" svg:x="3.81cm" svg:y="12.258cm" presentation:class="subtitle" presentation:user-transformed="true">
          <draw:text-box>
            <text:p text:style-name="P3"><text:span text:style-name="T2">Integrantes:</text:span></text:p>
            <text:p text:style-name="P3"><text:span text:style-name="T2">Augusto Weiand</text:span></text:p>
            <text:p text:style-name="P3"><text:span text:style-name="T2">Deividi Schumacher Velho</text:span></text:p>
          </draw:text-box>
        </draw:frame>
        <draw:custom-shape draw:name="Título 1" draw:style-name="gr1" draw:text-style-name="P4" draw:layer="layout" svg:width="23.812cm" svg:height="2.595cm" svg:x="0.794cm" svg:y="8.22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2" draw:text-style-name="P4" draw:layer="layout" svg:width="15.499cm" svg:height="1.775cm" svg:x="4.95cm" svg:y="4.549cm">
          <text:p text:style-name="P5"><text:span text:style-name="T3">Disciplina Projeto</text:span><text:span text:style-name="T3"><text:line-break/></text:span><text:span text:style-name="T3">Professores Ana Paula Lemke e Cristian Sa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3" draw:layer="layout" svg:width="12.699cm" svg:height="9.524cm" svg:x="3.175cm" svg:y="1.905cm" draw:page-number="1" presentation:class="page"/>
          <draw:frame draw:name="Espaço Reservado para Anotações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</presentation:notes>
      </draw:page>
      <draw:page draw:name="agenda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5">agenda</text:span></text:p>
          </draw:text-box>
        </draw:frame>
        <draw:frame draw:name="Espaço Reservado para Conteúdo 3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6">Introdução</text:span></text:p>
              </text:list-item>
              <text:list-item>
                <text:p text:style-name="P9"><text:span text:style-name="T6">Objetivos</text:span></text:p>
              </text:list-item>
              <text:list-item>
                <text:p text:style-name="P9"><text:span text:style-name="T6">Características Principais</text:span></text:p>
              </text:list-item>
              <text:list-item>
                <text:p text:style-name="P9"><text:span text:style-name="T6">Artefatos Gerados</text:span></text:p>
              </text:list-item>
              <text:list-item>
                <text:p text:style-name="P9"><text:span text:style-name="T7">Screenshots</text:span></text:p>
              </text:list-item>
              <text:list-item>
                <text:p text:style-name="P9"><text:span text:style-name="T6">Demonstração</text:span></text:p>
              </text:list-item>
              <text:list-item>
                <text:p text:style-name="P9"><text:span text:style-name="T6">Considerações Finais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5">Introdução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3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Falar brevemente de onde surgiu a ideia para desenvolver o projeto, como foi feita a definição das funcionalidades, qual o público-alvo, se é um sistema genérico ou sob encomenda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Objetivo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5">Objetivos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4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Falar para que serve o sistema, o que ser quis alcançar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Características principai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5">Características principais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5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Falar das tecnologias utilizadas, do processo de desenvolvimento, entre outros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Artefatos gerado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5">Artefatos gerados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1"><text:span text:style-name="T6">Artefatos iniciais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Sitemap</text:span></text:p>
                  </text:list-item>
                  <text:list-item>
                    <text:p text:style-name="P12"><text:span text:style-name="T10">Wireframes</text:span></text:p>
                  </text:list-item>
                  <text:list-item>
                    <text:p text:style-name="P12"><text:span text:style-name="T10">Design</text:span></text:p>
                  </text:list-item>
                </text:list>
              </text:list-item>
              <text:list-item>
                <text:p text:style-name="P13"><text:span text:style-name="T6">Artefatos do produto final:</text:span></text:p>
                <text:list>
                  <text:list-item>
                    <text:p text:style-name="P12"><text:span text:style-name="T10">Estrutura do banco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6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4"><text:span text:style-name="T9">Colocar links para os documentos:</text:span></text:p>
              <text:list text:style-name="L9">
                <text:list-item>
                  <text:p text:style-name="P15"><text:span text:style-name="T9"><text:s/></text:span><text:span text:style-name="T9">Link para o sitemap (arquivo html da pasta 1 - sitemap)</text:span></text:p>
                </text:list-item>
                <text:list-item>
                  <text:p text:style-name="P15"><text:span text:style-name="T9"><text:s/></text:span><text:span text:style-name="T9">Link para o index.html dos wireframes (arquivo da pasta 2 – wireframes)</text:span></text:p>
                </text:list-item>
              </text:list>
              <text:p text:style-name="P14"><text:span text:style-name="T9">- Link para alguma imagem representativa do design (arquivo da pasta 3 – design)</text:span></text:p>
              <text:list text:continue-numbering="true" text:style-name="L9">
                <text:list-item>
                  <text:p text:style-name="P15"><text:span text:style-name="T9"><text:s/></text:span><text:span text:style-name="T9">Link para a estrutura do banco de dados com as tabelas (instruções create table) ou com o PDF mostrando o DER do banco (da pasta 4 – SGBD)</text:span></text:p>
                </text:list-item>
              </text:list>
              <text:p text:style-name="P15"><text:span text:style-name="T9"/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Screenshot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11">Screenshots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7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Colocar duas ou três das telas mais significativas do site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demonstração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5">demonstração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1"><text:span text:style-name="T12">Localhost do projeto</text:span></text:p>
              </text:list-item>
              <text:list-item>
                <text:p text:style-name="P11"><text:span text:style-name="T12">SGBD do projeto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8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4"><text:span text:style-name="T9">Colocar os links para:</text:span></text:p>
              <text:list text:style-name="L9">
                <text:list-item>
                  <text:p text:style-name="P15"><text:span text:style-name="T9">Link para o localhost do projeto ou para o site onde está hospedado o projeto</text:span></text:p>
                </text:list-item>
                <text:list-item>
                  <text:p text:style-name="P15"><text:span text:style-name="T9">Link para o SGBD para ver o banco de dados criado</text:span></text:p>
                </text:list-item>
              </text:list>
              <text:p text:style-name="P15"><text:span text:style-name="T9"/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Considerações finai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5">Considerações finais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9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Colocar aqui as principais considerações finais, o que foi alcançado, as limitações do sistema desenvolvido, entre outros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page10" draw:style-name="dp1" draw:master-page-name="Slide_20_de_20_título" presentation:presentation-page-layout-name="AL1T0">
        <draw:frame draw:name="Título 3" presentation:style-name="pr1" draw:text-style-name="P4" draw:layer="layout" svg:width="21.589cm" svg:height="5.283cm" svg:x="1.905cm" svg:y="6.642cm" presentation:class="title" presentation:user-transformed="true">
          <draw:text-box>
            <text:p text:style-name="P16"><text:span text:style-name="T13">Obrigado!</text:span><text:span text:style-name="T13"><text:line-break/></text:span><text:span text:style-name="T14">Dúvidas/críticas/sugestões?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254061" style:text-outline="false" style:text-line-through-style="none" style:font-name="Arial4" fo:font-family="Arial" style:font-family-generic="swiss" style:font-pitch="variable" fo:font-size="26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pt" style:country-asian="BR" style:font-style-asian="normal" style:font-weight-asian="normal" style:font-name-complex="Arial4" style:font-family-complex="Arial" style:font-family-generic-complex="swiss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/>
      <style:text-properties fo:color="#254061" style:text-line-through-style="none" style:font-name="Arial4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/>
      <style:text-properties fo:color="#254061" style:text-line-through-style="none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/>
      <style:text-properties fo:color="#254061" style:text-line-through-style="none" style:font-name="Arial4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style:font-name="Arial2" fo:font-family="Arial" fo:font-size="35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pt" style:country-asian="BR" style:font-style-asian="normal" style:font-weight-asian="normal" style:font-name-complex="Arial2" style:font-family-complex="Arial" style:font-size-complex="3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254061" style:text-outline="false" style:text-line-through-style="none" style:font-name="Arial4" fo:font-family="Arial" style:font-family-generic="swiss" style:font-pitch="variable" fo:font-size="26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pt" style:country-asian="BR" style:font-style-asian="normal" style:font-weight-asian="normal" style:font-name-complex="Arial4" style:font-family-complex="Arial" style:font-family-generic-complex="swiss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/>
      <style:text-properties fo:color="#254061" style:text-line-through-style="none" style:font-name="Arial4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/>
      <style:text-properties fo:color="#254061" style:text-line-through-style="none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/>
      <style:text-properties fo:color="#254061" style:text-line-through-style="none" style:font-name="Arial4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style:font-name="Arial2" fo:font-family="Arial" fo:font-size="35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pt" style:country-asian="BR" style:font-style-asian="normal" style:font-weight-asian="normal" style:font-name-complex="Arial2" style:font-family-complex="Arial" style:font-size-complex="3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  <style:text-properties fo:font-size="18pt"/>
    </style:style>
    <style:style style:name="MP7" style:family="paragraph">
      <style:paragraph-properties fo:margin-left="0cm" fo:margin-right="0cm" fo:margin-top="0.183cm" fo:margin-bottom="0cm" fo:line-height="100%" fo:text-align="start" fo:text-indent="0cm"/>
      <style:text-properties fo:font-size="18pt"/>
    </style:style>
    <style:style style:name="MP8" style:family="paragraph">
      <style:paragraph-properties fo:margin-left="0cm" fo:margin-right="0cm" fo:margin-top="0.169cm" fo:margin-bottom="0cm" fo:line-height="100%" fo:text-align="start" fo:text-indent="0cm"/>
      <style:text-properties fo:font-size="18pt"/>
    </style:style>
    <style:style style:name="MP9" style:family="paragraph">
      <style:paragraph-properties fo:margin-left="0cm" fo:margin-right="0cm" fo:margin-top="0.155cm" fo:margin-bottom="0cm" fo:line-height="100%" fo:text-align="start" fo:text-indent="0cm"/>
      <style:text-properties fo:font-size="18pt"/>
    </style:style>
    <style:style style:name="MP10" style:family="paragraph">
      <style:paragraph-properties fo:margin-left="0cm" fo:margin-right="0cm" fo:margin-top="0.141cm" fo:margin-bottom="0cm" fo:line-height="100%" fo:text-align="start" fo:text-indent="0cm"/>
      <style:text-properties fo:font-size="18pt"/>
    </style:style>
    <style:style style:name="MP11" style:family="paragraph">
      <style:paragraph-properties fo:margin-left="0cm" fo:margin-right="0cm" fo:margin-top="0.127cm" fo:margin-bottom="0cm" fo:line-height="100%" fo:text-align="start" fo:text-indent="0cm"/>
      <style:text-properties fo:font-size="18pt"/>
    </style:style>
    <style:style style:name="MP12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10243e" style:text-line-through-style="none" style:font-name="Arial4" fo:font-size="35pt" fo:letter-spacing="normal" fo:font-style="normal" style:text-underline-style="none" fo:font-weight="bold" style:font-size-asian="35pt" style:font-style-asian="normal" style:font-weight-asian="bold" style:font-name-complex="Arial4" style:font-size-complex="35pt" style:font-style-complex="normal" style:font-weight-complex="bold"/>
    </style:style>
    <style:style style:name="MT2" style:family="text">
      <style:text-properties fo:color="#77933c" style:text-line-through-style="none" style:font-name="Arial4" fo:font-size="35pt" fo:letter-spacing="normal" fo:font-style="normal" style:text-underline-style="none" fo:font-weight="bold" style:font-size-asian="35pt" style:font-style-asian="normal" style:font-weight-asian="bold" style:font-name-complex="Arial4" style:font-size-complex="35pt" style:font-style-complex="normal" style:font-weight-complex="bold"/>
    </style:style>
    <style:style style:name="MT3" style:family="text">
      <style:text-properties fo:color="#254061" style:text-line-through-style="none" style:font-name="Arial4" fo:font-size="26pt" fo:letter-spacing="normal" fo:font-style="normal" style:text-underline-style="none" fo:font-weight="normal" style:font-size-asian="26pt" style:font-style-asian="normal" style:font-weight-asian="normal" style:font-name-complex="Arial4" style:font-size-complex="26pt" style:font-style-complex="normal" style:font-weight-complex="normal"/>
    </style:style>
    <style:style style:name="MT4" style:family="text">
      <style:text-properties fo:color="#254061" style:text-line-through-style="none" style:font-name="Arial4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MT5" style:family="text">
      <style:text-properties fo:color="#254061" style:text-line-through-style="none" style:font-name="Arial4" fo:font-size="22pt" fo:letter-spacing="normal" fo:font-style="normal" style:text-underline-style="none" fo:font-weight="normal" style:font-size-asian="22pt" style:font-style-asian="normal" style:font-weight-asian="normal" style:font-name-complex="Arial4" style:font-size-complex="22pt" style:font-style-complex="normal" style:font-weight-complex="normal"/>
    </style:style>
    <style:style style:name="MT6" style:family="text">
      <style:text-properties fo:color="#254061" style:text-line-through-style="none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7" style:family="text">
      <style:text-properties fo:color="#254061" style:text-line-through-style="none" style:font-name="Arial4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8" style:family="text">
      <style:text-properties fo:color="#262626" style:text-line-through-style="none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9" style:family="text">
      <style:text-properties fo:color="#262626" style:text-line-through-style="none" style:font-name="Arial2" fo:font-size="12pt" fo:letter-spacing="normal" fo:font-style="normal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MT10" style:family="text">
      <style:text-properties fo:color="#b2b2b2" style:text-line-through-style="none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2540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2540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254061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25406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254061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254061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25406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3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254061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254061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254061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25406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1.589cm" svg:height="4.082cm" svg:x="1.905cm" svg:y="6.642cm" presentation:class="title" presentation:user-transformed="true">
        <draw:text-box>
          <text:p text:style-name="MP3"><text:span text:style-name="MT1">Clique para editar o formato do texto do títuloClique para editar o estilo do título mestre</text:span></text:p>
        </draw:text-box>
      </draw:frame>
      <draw:frame draw:name="Picture 2" draw:style-name="Mgr3" draw:text-style-name="MP5" draw:layer="backgroundobjects" svg:width="10cm" svg:height="3.845cm" svg:x="0.299cm" svg:y="0.524cm">
        <draw:image xlink:href="Pictures/100002000000029E0000011F692D2A65.png" xlink:type="simple" xlink:show="embed" xlink:actuate="onLoad">
          <text:p/>
        </draw:image>
      </draw:frame>
      <draw:frame draw:name="Imagem 1" draw:style-name="Mgr3" draw:text-style-name="MP5" draw:layer="backgroundobjects" svg:width="5.832cm" svg:height="3.293cm" svg:x="18.701cm" svg:y="0.924cm">
        <draw:image xlink:href="Pictures/10000000000000C80000008BA8972BE6.png" xlink:type="simple" xlink:show="embed" xlink:actuate="onLoad">
          <text:p/>
        </draw:image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6"><text:span text:style-name="MT2">Clique para editar o formato do texto do títuloClique para editar o estilo do título mestre</text:span></text:p>
        </draw:text-box>
      </draw:frame>
      <draw:frame draw:name="Espaço Reservado para Conteúdo 2" presentation:style-name="Mpr5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5"><text:span text:style-name="MT3">Clique para editar o formato do texto da estrutura de tópicos</text:span></text:p>
              <text:list>
                <text:list-item>
                  <text:p text:style-name="MP5"><text:span text:style-name="MT3">2.º Nível da estrutura de tópicos</text:span></text:p>
                  <text:list>
                    <text:list-item>
                      <text:p text:style-name="MP5"><text:span text:style-name="MT3">3.º Nível da estrutura de tópicos</text:span></text:p>
                      <text:list>
                        <text:list-item>
                          <text:p text:style-name="MP5"><text:span text:style-name="MT3">4.º Nível da estrutura de tópicos</text:span></text:p>
                          <text:list>
                            <text:list-item>
                              <text:p text:style-name="MP5"><text:span text:style-name="MT3">5.º Nível da estrutura de tópicos</text:span></text:p>
                              <text:list>
                                <text:list-item>
                                  <text:p text:style-name="MP5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7.º Nível da estrutura de tópicos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Rodapé 7" presentation:style-name="Mpr6" draw:text-style-name="MP13" draw:layer="backgroundobjects" svg:width="23.002cm" svg:height="1.013cm" svg:x="1.199cm" svg:y="17.326cm" presentation:class="footer" presentation:user-transformed="true">
        <draw:text-box>
          <text:p text:style-name="MP12"><text:span text:style-name="MT8">IFRS - Câmpus Rio Grande - Curso de Informática para Internet <text:s/></text:span><text:span text:style-name="MT8"><text:tab/></text:span><text:span text:style-name="MT8"><text:tab/></text:span><text:span text:style-name="MT8"><text:tab/></text:span><text:span text:style-name="MT9"><text:tab/></text:span><text:span text:style-name="MT9"> <text:s text:c="11"/></text:span><text:span text:style-name="MT9"><text:page-number>&lt;número&gt;</text:page-number></text:span></text:p>
          <text:p text:style-name="MP12"><text:span text:style-name="MT10"/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22T17:48:04.589878639</dc:date>
    <dc:creator>Augusto Weiand</dc:creator>
    <meta:document-statistic meta:object-count="78"/>
    <meta:generator>LibreOffice/4.1.3.2$Linux_X86_64 LibreOffice_project/410m0$Build-2</meta:generator>
  </office:meta>
</office:document-meta>
</file>